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Model Q_weights_backup/Q_weights_00000.h5. Model failed with a cost to go of: 9.757</text:p>
      <text:p text:style-name="Standard">loading Model Q_weights_backup/Q_weights_00500.h5. Model failed with a cost to go of: 9.551</text:p>
      <text:p text:style-name="Standard">loading Model Q_weights_backup/Q_weights_01000.h5. Model failed with a cost to go of: 9.235</text:p>
      <text:p text:style-name="Standard">loading Model Q_weights_backup/Q_weights_01500.h5. Model failed with a cost to go of: 9.339</text:p>
      <text:p text:style-name="Standard">loading Model Q_weights_backup/Q_weights_02000.h5. Model failed with a cost to go of: 9.228</text:p>
      <text:p text:style-name="Standard">loading Model Q_weights_backup/Q_weights_02500.h5. Model failed with a cost to go of: 9.324</text:p>
      <text:p text:style-name="Standard">loading Model Q_weights_backup/Q_weights_03000.h5. Model failed with a cost to go of: 8.99</text:p>
      <text:p text:style-name="Standard">loading Model Q_weights_backup/Q_weights_03500.h5. Model failed with a cost to go of: 9.502</text:p>
      <text:p text:style-name="Standard">loading Model Q_weights_backup/Q_weights_04000.h5. Model failed with a cost to go of: 8.967</text:p>
      <text:p text:style-name="Standard">loading Model Q_weights_backup/Q_weights_04500.h5. Model failed with a cost to go of: 9.165</text:p>
      <text:p text:style-name="Standard">loading Model Q_weights_backup/Q_weights_05000.h5. Model failed with a cost to go of: 9.216</text:p>
      <text:p text:style-name="Standard">loading Model Q_weights_backup/Q_weights_05500.h5. Model failed with a cost to go of: 9.326</text:p>
      <text:p text:style-name="Standard">loading Model Q_weights_backup/Q_weights_06000.h5. Model failed with a cost to go of: 9.552</text:p>
      <text:p text:style-name="Standard">loading Model Q_weights_backup/Q_weights_06500.h5. Model failed with a cost to go of: 9.371</text:p>
      <text:p text:style-name="Standard">None of the models reached target</text:p>
      <text:p text:style-name="Standard"/>
      <text:p text:style-name="Standard">Episode: #6720 , cost: 9.4 , buffer size: 20000, epsilon: 0.1 , threshold: 0.010000 , elapsed: 125.7 s , tot. time: 1068.2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1:43:43.288988947</meta:creation-date>
    <dc:date>2022-02-09T11:49:11.899169630</dc:date>
    <meta:editing-duration>PT1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97" meta:character-count="1430" meta:non-whitespace-character-count="1249"/>
  </office:meta>
</office:document-meta>
</file>